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88b" officeooo:paragraph-rsid="001ef88b"/>
    </style:style>
    <style:style style:name="P2" style:family="paragraph" style:parent-style-name="Standard">
      <style:text-properties style:text-underline-style="solid" style:text-underline-width="auto" style:text-underline-color="font-color" officeooo:rsid="001ef88b" officeooo:paragraph-rsid="001ef88b"/>
    </style:style>
    <style:style style:name="P3" style:family="paragraph" style:parent-style-name="Standard">
      <style:text-properties style:text-underline-style="none" officeooo:rsid="001ef88b" officeooo:paragraph-rsid="001ef88b"/>
    </style:style>
    <style:style style:name="P4" style:family="paragraph" style:parent-style-name="Standard">
      <style:text-properties style:text-underline-style="none" officeooo:rsid="0020f21e" officeooo:paragraph-rsid="0020f21e"/>
    </style:style>
    <style:style style:name="P5" style:family="paragraph" style:parent-style-name="Standard">
      <style:text-properties officeooo:rsid="001ef88b" officeooo:paragraph-rsid="002590b8"/>
    </style:style>
    <style:style style:name="P6" style:family="paragraph" style:parent-style-name="Standard" style:list-style-name="L1">
      <style:text-properties officeooo:rsid="002590b8" officeooo:paragraph-rsid="002590b8"/>
    </style:style>
    <style:style style:name="T1" style:family="text">
      <style:text-properties fo:font-style="italic"/>
    </style:style>
    <style:style style:name="T2" style:family="text">
      <style:text-properties fo:font-style="italic" officeooo:rsid="002590b8"/>
    </style:style>
    <style:style style:name="T3" style:family="text">
      <style:text-properties fo:font-weight="bold" style:font-weight-asian="bold" style:font-weight-complex="bold"/>
    </style:style>
    <style:style style:name="T4" style:family="text">
      <style:text-properties style:use-window-font-color="true" style:font-name="Liberation Serif" style:text-underline-style="none" fo:font-weight="normal" style:font-weight-asian="normal" style:font-weight-complex="normal"/>
    </style:style>
    <style:style style:name="T5" style:family="text">
      <style:text-properties style:use-window-font-color="true" style:font-name="Liberation Serif" style:text-underline-style="none" fo:font-weight="normal" officeooo:rsid="00269e26" style:font-weight-asian="normal" style:font-weight-complex="normal"/>
    </style:style>
    <style:style style:name="T6" style:family="text">
      <style:text-properties style:use-window-font-color="true" style:text-position="super 58%" style:font-name="Liberation Serif" style:text-underline-style="none" fo:font-weight="normal" style:font-weight-asian="normal" style:font-weight-complex="normal"/>
    </style:style>
    <style:style style:name="T7" style:family="text">
      <style:text-properties style:use-window-font-color="true" style:text-position="0% 100%" style:font-name="Liberation Serif" style:text-underline-style="none" fo:font-weight="normal" style:font-weight-asian="normal" style:font-weight-complex="normal"/>
    </style:style>
    <style:style style:name="T8" style:family="text">
      <style:text-properties style:use-window-font-color="true" style:text-position="0% 100%" style:font-name="Liberation Serif" style:text-underline-style="none" fo:font-weight="normal" officeooo:rsid="00269e26" style:font-weight-asian="normal" style:font-weight-complex="normal"/>
    </style:style>
    <style:style style:name="T9" style:family="text">
      <style:text-properties officeooo:rsid="002590b8"/>
    </style:style>
    <style:style style:name="T10" style:family="text">
      <style:text-properties officeooo:rsid="00269e26"/>
    </style:style>
    <style:style style:name="T11" style:family="text">
      <style:text-properties fo:color="#cc66ff" style:font-name="Liberation Serif"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Sethna et al.</text:span> (201<text:span text:style-name="T9">8</text:span>) “<text:span text:style-name="T9">OLGA: fast computation of generation probabilities of B- and T-cell receptor amino acid sequences and motifs</text:span>.” <text:span text:style-name="T1">ArXiv:1</text:span><text:span text:style-name="T2">807.04425</text:span><text:span text:style-name="T1"> [q-Bio.</text:span><text:span text:style-name="T2">GN</text:span><text:span text:style-name="T1">]</text:span></text:p>
      <text:p text:style-name="P1"><text:a xlink:type="simple" xlink:href="http://arxiv.org/abs/1604.00487" text:style-name="Internet_20_link" text:visited-style-name="Visited_20_Internet_20_Link"><text:span text:style-name="T1"/></text:a></text:p>
      <text:p text:style-name="P5"><text:a xlink:type="simple" xlink:href="http://arxiv.org/abs/1807.04425" text:style-name="Internet_20_link" text:visited-style-name="Visited_20_Internet_20_Link"><text:span text:style-name="T2">http://arxiv.org/abs/1807.04425</text:span></text:a></text:p>
      <text:p text:style-name="P1"/>
      <text:p text:style-name="P2">Key points:</text:p>
      <text:p text:style-name="P3"/>
      <text:list xml:id="list9212100072964859764" text:style-name="L1">
        <text:list-item>
          <text:p text:style-name="P6"><text:span text:style-name="T4">The nucleotide sequences produced by V(D)J recombination and associated processes can be investigated by building a generative model </text:span><text:span text:style-name="T11">(c.f. IGoR)</text:span><text:span text:style-name="T4">, which allows you to ask questions about the distributions of different processes, biases towards particular sequences, etc.</text:span></text:p>
        </text:list-item>
        <text:list-item>
          <text:p text:style-name="P6"><text:span text:style-name="T4">However, applying this approach to amino-acid sequences is challenging, as the number of possible nt sequences giving rise to each aa sequence increases exponentially with sequence length, so a naive summation approach is very inefficient.</text:span></text:p>
        </text:list-item>
        <text:list-item>
          <text:p text:style-name="P6"><text:span text:style-name="T4">OLGA is a tool that performs this summation in an efficient, dynamic-programming-based manner, enabling the generative-model approach to be applied to aa sequences</text:span></text:p>
        </text:list-item>
        <text:list-item>
          <text:p text:style-name="P6"><text:span text:style-name="T4">In addition to computing the probability of particular aa sequences, OLGA can also be applied to arbitrary partitions of the space of nt sequences, e.g. by aa hydrophobicity, or presence of certain sequence motifs. This allows the proportion of sequences specific for a particular epitope to be quantified, if the aa sequence motifs corresponding to that epitope are known.</text:span></text:p>
        </text:list-item>
        <text:list-item>
          <text:p text:style-name="P6"><text:span text:style-name="T4">For human T-cell beta chains, sequences with known disease epitopes do not appear to be more likely to be generated than random sequences: the ability of a CDR3 to respond to a particular disease epitope is uncorrelated with its generation probability.</text:span></text:p>
        </text:list-item>
        <text:list-item>
          <text:p text:style-name="P6"><text:span text:style-name="T4">Most epitopes tested are responded to by relatively large fractions (10</text:span><text:span text:style-name="T6">-7</text:span><text:span text:style-name="T7"> to 10</text:span><text:span text:style-name="T6">-4</text:span><text:span text:style-name="T7">) of the aa primary repertoire, indicating that </text:span><text:span text:style-name="T8">most individuals should be able to produce T-beta chains specific to most disease epitopes.</text:span></text:p>
        </text:list-item>
        <text:list-item>
          <text:p text:style-name="P6"><text:span text:style-name="T4">The distribution of generation probabilities for aa sequences is different from, and somewhat tighter than, that of nt sequences, with correspondingly lower entropy </text:span><text:span text:style-name="T5">(at least in T-beta).</text:span></text:p>
        </text:list-item>
      </text:list>
      <text:p text:style-name="P4"/>
      <text:p text:style-name="P4"><text:span text:style-name="T3">Connected to: </text:span><text:span text:style-name="T10">IGoR, repertoire generative models</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09:58:11.331806418</meta:creation-date>
    <dc:date>2018-10-18T09:02:15.631826668</dc:date>
    <meta:editing-duration>PT18M2S</meta:editing-duration>
    <meta:editing-cycles>3</meta:editing-cycles>
    <meta:generator>LibreOffice/5.1.6.2$Linux_X86_64 LibreOffice_project/10m0$Build-2</meta:generator>
    <meta:document-statistic meta:table-count="0" meta:image-count="0" meta:object-count="0" meta:page-count="1" meta:paragraph-count="11" meta:word-count="294" meta:character-count="1966" meta:non-whitespace-character-count="1690"/>
  </office:meta>
</office:document-meta>
</file>